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6" style:family="paragraph" style:parent-style-name="Text_20_body">
      <style:paragraph-properties fo:text-align="start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erif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Liberation Serif"/>
    </style:style>
    <style:style style:name="P11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style:font-name="Liberation Serif"/>
    </style:style>
    <style:style style:name="P14" style:family="paragraph" style:parent-style-name="Standard">
      <style:text-properties fo:color="#ff3333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style:text-underline-style="none"/>
    </style:style>
    <style:style style:name="T11" style:family="text">
      <style:text-properties style:font-name="Liberation Serif" style:text-underline-style="none" fo:font-weight="normal" style:font-weight-asian="normal" style:font-weight-complex="normal"/>
    </style:style>
    <style:style style:name="T12" style:family="text">
      <style:text-properties style:font-name="Liberation Serif"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3" style:family="text">
      <style:text-properties fo:color="#000000"/>
    </style:style>
    <style:style style:name="T14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section-103.4"/>103.4 Use streams, pipes and redirects </text:h>
      <text:p text:style-name="P5"/>
      <text:p text:style-name="P6">Redirect streams and connect them in order to efficiently process textual data. Tasks include redirecting standard input, standard output, and standard error; piping the output of one command to the input of another command; using the output of one command as arguments to another command; and sending output to both stdout and a file.</text:p>
      <text:p text:style-name="P6"><text:line-break/><text:span text:style-name="T4">Using redirections with Linux includes the use of 3 streams :</text:span></text:p>
      <text:p text:style-name="P4"><text:span text:style-name="Emphasis"><text:span text:style-name="T7">stdout</text:span></text:span><text:span text:style-name="T6"> is the </text:span><text:span text:style-name="Emphasis"><text:span text:style-name="T6">standard output stream</text:span></text:span><text:span text:style-name="T6">, which displays output from commands. It has file descriptor 1.</text:span></text:p>
      <text:p text:style-name="P4"><text:span text:style-name="Emphasis"><text:span text:style-name="T8">stderr</text:span></text:span><text:span text:style-name="T9"> is the </text:span><text:span text:style-name="Emphasis"><text:span text:style-name="T9">standard error stream</text:span></text:span><text:span text:style-name="T9">, which displays error output from commands. It has file descriptor 2.</text:span></text:p>
      <text:p text:style-name="P4"><text:span text:style-name="Emphasis"><text:span text:style-name="T8">stdin</text:span></text:span><text:span text:style-name="T9"> is the </text:span><text:span text:style-name="Emphasis"><text:span text:style-name="T9">standard input stream</text:span></text:span><text:span text:style-name="T9">, which provides input to commands. It has file descriptor 0.<text:line-break/><text:line-break/></text:span><text:span text:style-name="T11">n = file descriptor (0 stdin, 1 stdout, 2 stderr), if n not defined, then stdout used by default</text:span><text:span text:style-name="T12"><text:line-break/></text:span></text:p>
      <text:p text:style-name="P8">There are two ways to redirect output to file :<text:line-break/></text:p>
      <text:p text:style-name="P8">n &gt; file = writes to file and/or creates it, existing content is lost<text:line-break/>ls &gt; output.txt<text:line-break/>n &gt;&gt; file = same as &gt; but content is appended to existing one</text:p>
      <text:p text:style-name="P8">ls &gt;&gt; output-appended.txt</text:p>
      <text:p text:style-name="P8"/>
      <text:p text:style-name="P8">Other combination of STDOUT and STDERR :</text:p>
      <text:p text:style-name="P4"><text:span text:style-name="T11">find / -name password 2&gt;combined.out 1&gt;&amp;2 = combines 1 into 2 (so 1 is contained in 2), and then prints it out, the order is not important<text:line-break/><text:line-break/>find / -name password 2&gt;combined.out 2&gt;&amp;1 = would print out everything, record nothing in combined.out<text:line-break/><text:line-break/>find / -name password 1&gt;combined.out 2&gt;&amp;1 = would put 2 into 1 and then add everything in combined.out = find / -name passwd &amp;&gt;combined.out<text:line-break/><text:line-break/><text:line-break/>Usage of STDIN :<text:line-break/>cmd &lt; file = sends input from file to cmd<text:line-break/>cat &lt; /etc/passwd = redirect stdin from file to cat = cat /etc/passwd<text:line-break/><text:line-break/><text:line-break/></text:span><text:span text:style-name="Strong_20_Emphasis"><text:span text:style-name="T9">ls x* z* &gt;stdout.txt 2&gt;stderr.txt = writes result into stdout.txt and errors in stderr.txt</text:span></text:span><text:span text:style-name="Strong_20_Emphasis"><text:span text:style-name="T11"><text:line-break/><text:line-break/>redirecting to /dev/null to ignore <text:line-break/>ls x* z* 2&gt;/dev/null = ignore err message<text:line-break/><text:line-break/>&lt; = redirects stdin from file<text:line-break/></text:span></text:span><text:span text:style-name="Strong_20_Emphasis"><text:span text:style-name="T10">tr ' ' '\t'&lt;text1</text:span></text:span><text:span text:style-name="Strong_20_Emphasis"><text:span text:style-name="T11"> = replaces spaces by tabs using tr and passing text1 as stdin<text:line-break/></text:span></text:span><text:soft-page-break/><text:span text:style-name="Strong_20_Emphasis"><text:span text:style-name="T11">Here, the output will sort the list by fruit name (column 2)<text:line-break/></text:span></text:span><text:span text:style-name="Strong_20_Emphasis"><text:span text:style-name="T10">sort -k2 &lt;&lt;END</text:span></text:span></text:p>
      <text:p text:style-name="Preformatted_20_Text"><text:span text:style-name="T5">&gt; </text:span><text:span text:style-name="Strong_20_Emphasis"><text:span text:style-name="T5">1 apple</text:span></text:span></text:p>
      <text:p text:style-name="Preformatted_20_Text"><text:span text:style-name="T5">&gt; </text:span><text:span text:style-name="Strong_20_Emphasis"><text:span text:style-name="T5">2 pear</text:span></text:span></text:p>
      <text:p text:style-name="Preformatted_20_Text"><text:span text:style-name="T5">&gt; </text:span><text:span text:style-name="Strong_20_Emphasis"><text:span text:style-name="T5">3 banana</text:span></text:span></text:p>
      <text:p text:style-name="P3"><text:span text:style-name="T5">&gt; </text:span><text:span text:style-name="Strong_20_Emphasis"><text:span text:style-name="T5">END</text:span></text:span></text:p>
      <text:p text:style-name="P4"><text:span text:style-name="Strong_20_Emphasis"><text:span text:style-name="T11">sort the following input until it meets the word 'END', can be another word as well<text:line-break/>this word is called the sentinel, this one exists the STDIN</text:span></text:span></text:p>
      <text:p text:style-name="P9"/>
      <text:p text:style-name="P9">tee</text:p>
      <text:p text:style-name="P7">Splits standard input so that its displayed on standard output and on many files as specified.<text:line-break/>tee te.txt &lt; /etc/passwd = displays result s on STDOUT and writes into te.txt file</text:p>
      <text:p text:style-name="P7">tee file.txt = STDIN is shell and once cntrl + c pressed, displays and writes into file.txt</text:p>
      <text:p text:style-name="P9"/>
      <text:p text:style-name="P6"><text:span text:style-name="T2">xargs</text:span><text:line-break/><text:span text:style-name="T4">reads from stdin and executes commands with input as parameters</text:span></text:p>
      <text:p text:style-name="P1"><text:span text:style-name="Strong_20_Emphasis"><text:span text:style-name="T6">find ./ -name “*~” | xargs -d “\n” rm = searches in current dir/subdirs any file finishing by tilde, then, for each file, remove it, each file is delimited by \n<text:line-break/><text:line-break/>rm `find ./ -name “*~”` = each backtick ` executes as new command so here, remove each file found in (find files finishing by tilde in current/subdirs).<text:line-break/>Backtick can replace xargs but is not always the best solution.</text:span></text:span><text:span text:style-name="T7"><text:line-break/></text:span></text:p>
      <text:p text:style-name="P2"/>
      <text:p text:style-name="P9">Objectives</text:p>
      <text:p text:style-name="P10"><text:span text:style-name="T1">Redirecting standard input, standard output and standard error. <text:line-break/></text:span><text:span text:style-name="T4">Pipe the output of one command to the input of another command. <text:line-break/>Use the output of one command as arguments to another command. <text:line-break/>Send output to both stdout and a file</text:span>.<text:line-break/><text:line-break/><text:line-break/><text:span text:style-name="T3">Todo<text:line-break/></text:span><text:span text:style-name="T1">Train a lot with commands</text:span></text:p>
      <text:p text:style-name="P10"/>
      <text:p text:style-name="P9">Sources<text:line-break/><text:span text:style-name="T1">File descriptor : http://en.wikipedia.org/wiki/File_descriptor</text:span></text:p>
      <text:p text:style-name="P6"/>
      <text:p text:style-name="P14"><text:span text:style-name="T13">1) You want to store the standard output of the ifconfig command in a text file (file.txt) </text:span></text:p>
      <text:p text:style-name="P12">for future reference, and you want to wipe out any existing data in the file. You do not </text:p>
      <text:p text:style-name="P12">want to store standard error in this file. How can you accomplish these goals? </text:p>
      <text:p text:style-name="P12">A. ifconfig &lt; file.txt </text:p>
      <text:p text:style-name="P12">B. ifconfig &gt;&gt; file.txt</text:p>
      <text:p text:style-name="P14"><text:span text:style-name="T13">C. </text:span>ifconfig &gt; file.txt </text:p>
      <text:p text:style-name="P12">D. ifconfig | file.txt</text:p>
      <text:p text:style-name="P12">E. ifconfig 2&gt; file.txt <text:line-break/><text:soft-page-break/><text:line-break/>2) What is the effect of the following command? </text:p>
      <text:p text:style-name="P12">$ myprog &amp;&gt; input.txt </text:p>
      <text:p text:style-name="P12">A. Standard error to myprog is taken from input.txt. </text:p>
      <text:p text:style-name="P12">B. Standard input to myprog is taken from input.txt. </text:p>
      <text:p text:style-name="P14"><text:span text:style-name="T13">C. </text:span>Standard output and standard error from myprog are written to input.txt. </text:p>
      <text:p text:style-name="P12">D. All of the above. </text:p>
      <text:p text:style-name="P12">E. None of the above. <text:line-break/><text:line-break/>3) How many commands can you pipe together at once? </text:p>
      <text:p text:style-name="P12">A. 2 </text:p>
      <text:p text:style-name="P12">B. 3 </text:p>
      <text:p text:style-name="P12">C. 4 </text:p>
      <text:p text:style-name="P12">D. 16 </text:p>
      <text:p text:style-name="P14"><text:span text:style-name="T13">E. </text:span>An arbitrary number </text:p>
      <text:p text:style-name="P14"/>
      <text:p text:style-name="P12">4) You want to run an interactive script, gabby, which produces a lot of output in response to </text:p>
      <text:p text:style-name="P12">the user’s inputs. To facilitate future study of this script, you want to copy its output to a </text:p>
      <text:p text:style-name="P12">file. How might you do this? </text:p>
      <text:p text:style-name="P12">A. gabby &gt; gabby-out.txt </text:p>
      <text:p text:style-name="P12">B. <text:span text:style-name="T14">gabby | tee gabby-out.txt </text:span></text:p>
      <text:p text:style-name="P12">C. gabby &lt; gabby-out.txt </text:p>
      <text:p text:style-name="P12">D. gabby &amp;&gt; gabby-out.txt </text:p>
      <text:p text:style-name="P12">E. gabby `gabby-out.txt `<text:line-break/><text:line-break/>5) A text-mode program, verbose, prints a lot of spurious “error” messages to standard error. </text:p>
      <text:p text:style-name="P12">How might you get rid of those messages while still interacting with the program? </text:p>
      <text:p text:style-name="P12">A. verbose | quiet </text:p>
      <text:p text:style-name="P12">B. verbose &amp;&gt; /dev/null </text:p>
      <text:p text:style-name="P12">C. <text:span text:style-name="T14">verbose 2&gt; /dev/null </text:span></text:p>
      <text:p text:style-name="P12">D. verbose &gt; junk.txt </text:p>
      <text:p text:style-name="P12">E. quiet-mode verbose <text:line-break/><text:line-break/>6) How do the &gt; and &gt;&gt; redirection operators differ? </text:p>
      <text:p text:style-name="P12">A. <text:span text:style-name="T14">The &gt; operator creates a new file or overwrites an existing one; the &gt;&gt; operator creates </text:span></text:p>
      <text:p text:style-name="P14">a new file or appends to an existing one. </text:p>
      <text:p text:style-name="P12">B. The &gt; operator creates a new file or overwrites an existing one; the &gt;&gt; operator </text:p>
      <text:p text:style-name="P12"><text:s text:c="2"/>appends to an existing file or issues an error message if the specified file doesn’t exist. </text:p>
      <text:p text:style-name="P12">C. The &gt; operator redirects standard output; the &gt;&gt; operator redirects standard error. </text:p>
      <text:p text:style-name="P12">D. The &gt; operator redirects standard output; the &gt;&gt; operator redirects standard input. </text:p>
      <text:p text:style-name="P12">E. The &gt; operator writes to an existing file but fails if the file doesn’t exist; the &gt;&gt; opera- </text:p>
      <text:p text:style-name="P13"><text:s text:c="4"/>tor writes to an existing file or creates a new one if it doesn’t already exi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6:13</meta:creation-date>
    <dc:date>2014-08-14T11:11:11</dc:date>
    <dc:creator>David </dc:creator>
    <meta:editing-duration>P2DT13H11M56S</meta:editing-duration>
    <meta:editing-cycles>63</meta:editing-cycles>
    <meta:generator>LibreOffice/3.5$Linux_X86_64 LibreOffice_project/350m1$Build-2</meta:generator>
    <meta:document-statistic meta:table-count="0" meta:image-count="0" meta:object-count="0" meta:page-count="3" meta:paragraph-count="65" meta:word-count="949" meta:character-count="5337" meta:non-whitespace-character-count="4380"/>
  </office:meta>
</office:document-meta>
</file>